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0pt" fo:font-style="italic" style:font-size-asian="18pt" style:font-style-asian="italic" style:font-size-complex="18pt" style:font-style-complex="italic"/>
    </style:style>
    <style:style style:name="P3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style-name="Regular" style:font-family-generic="roman" style:font-pitch="variable" fo:font-size="10pt" fo:font-style="italic" style:font-size-asian="18pt" style:font-style-asian="italic" style:font-size-complex="18pt" style:font-style-complex="italic"/>
    </style:style>
    <style:style style:name="T2" style:family="text">
      <style:text-properties style:text-position="-33% 58%" fo:font-family="'Times New Roman'" style:font-style-name="Regular" style:font-family-generic="roman" style:font-pitch="variable" fo:font-size="10pt" fo:font-style="normal" style:font-size-asian="18pt" style:font-style-asian="normal" style:font-size-complex="18pt" style:font-style-complex="normal"/>
    </style:style>
    <style:style style:name="T3" style:family="text">
      <style:text-properties fo:font-family="'Times New Roman'" style:font-style-name="Regular" style:font-family-generic="roman" fo:font-size="10pt" fo:font-style="italic" style:font-family-asian="'Times New Roman'" style:font-style-name-asian="Regular" style:font-family-generic-asian="roman" style:font-size-asian="10pt" style:font-style-asian="italic" style:font-family-complex="'Times New Roman'" style:font-style-name-complex="Regular" style:font-family-generic-complex="roman" style:font-size-complex="10pt" style:font-style-complex="italic"/>
    </style:style>
    <style:style style:name="T4" style:family="text">
      <style:text-properties fo:font-family="'Times New Roman'" style:font-family-generic="roman" style:font-pitch="variable" fo:font-size="10pt" style:font-family-asian="'Times New Roman'" style:font-style-name-asian="Regular" style:font-family-generic-asian="roman" style:font-size-asian="10pt" style:font-family-complex="'Times New Roman'" style:font-style-name-complex="Regular" style:font-family-generic-complex="roman" style:font-size-complex="10pt"/>
    </style:style>
    <style:style style:name="T5" style:family="text">
      <style:text-properties fo:font-family="'Times New Roman'" style:font-family-generic="roman" style:font-pitch="variable" fo:font-size="10pt" fo:font-style="italic" style:font-family-asian="'Times New Roman'" style:font-style-name-asian="Regular" style:font-family-generic-asian="roman" style:font-size-asian="10pt" style:font-style-asian="italic" style:font-family-complex="'Times New Roman'" style:font-style-name-complex="Regular" style:font-family-generic-complex="roman" style:font-size-complex="10pt" style:font-style-complex="italic"/>
    </style:style>
    <style:style style:name="T6" style:family="text">
      <style:text-properties style:text-position="-33% 58%" fo:font-family="'Times New Roman'" style:font-family-generic="roman" style:font-pitch="variable" fo:font-size="10pt" fo:font-style="normal" style:font-family-asian="'Times New Roman'" style:font-style-name-asian="Regular" style:font-family-generic-asian="roman" style:font-size-asian="10pt" style:font-style-asian="normal" style:font-family-complex="'Times New Roman'" style:font-style-name-complex="Regular" style:font-family-generic-complex="roman" style:font-size-complex="10pt" style:font-style-complex="normal"/>
    </style:style>
    <style:style style:name="T7" style:family="text">
      <style:text-properties fo:font-family="'Times New Roman'" style:font-family-generic="roman" style:font-pitch="variable" fo:font-size="10pt" fo:font-style="normal" style:font-family-asian="'Times New Roman'" style:font-style-name-asian="Regular" style:font-family-generic-asian="roman" style:font-size-asian="10pt" style:font-style-asian="normal" style:font-family-complex="'Times New Roman'" style:font-style-name-complex="Regular" style:font-family-generic-complex="roman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89cm" svg:height="0.889cm" svg:x="5.576cm" svg:y="3.958cm">
          <text:p text:style-name="P1"><text:span text:style-name="T1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9cm" svg:height="0.889cm" svg:x="5.551cm" svg:y="6.37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889cm" svg:height="0.889cm" svg:x="8.591cm" svg:y="3.957cm">
          <text:p text:style-name="P1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889cm" svg:height="0.889cm" svg:x="11.391cm" svg:y="3.957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02cm" svg:y1="4.847cm" svg:x2="5.995cm" svg:y2="6.373cm" draw:start-shape="id1" draw:start-glue-point="8" draw:end-shape="id2" draw:end-glue-point="4" svg:d="M6020 4847l-25 1526">
          <text:p/>
        </draw:connector>
        <draw:connector draw:style-name="gr3" draw:text-style-name="P1" draw:layer="layout" draw:type="line" svg:x1="5.295cm" svg:y1="7.964cm" svg:x2="5.995cm" svg:y2="7.262cm" draw:start-shape="id3" draw:start-glue-point="4" draw:end-shape="id2" draw:end-glue-point="8" svg:d="M5295 7964l700-702">
          <text:p/>
        </draw:connector>
        <draw:custom-shape draw:style-name="gr4" draw:text-style-name="P2" xml:id="id3" draw:id="id3" draw:layer="layout" svg:width="0.889cm" svg:height="0.889cm" svg:x="4.851cm" svg:y="7.964cm">
          <text:p text:style-name="P1"><text:span text:style-name="T1">F</text:span><text:span text:style-name="T2">4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23cm" svg:height="0.729cm" svg:x="4.132cm" svg:y="8.807cm">
          <draw:text-box>
            <text:p><text:span text:style-name="T3">β</text:span><text:span text:style-name="T4">(</text:span><text:span text:style-name="T5">F</text:span><text:span text:style-name="T6">51</text:span><text:span text:style-name="T7">;</text:span><text:span text:style-name="T4"> 50, 0)</text:span></text:p>
          </draw:text-box>
        </draw:frame>
        <draw:connector draw:style-name="gr3" draw:text-style-name="P1" draw:layer="layout" draw:type="line" svg:x1="7.295cm" svg:y1="7.973cm" svg:x2="5.995cm" svg:y2="7.262cm" draw:start-shape="id4" draw:start-glue-point="4" draw:end-shape="id2" draw:end-glue-point="8" svg:d="M7295 7973l-1300-711">
          <text:p/>
        </draw:connector>
        <draw:custom-shape draw:style-name="gr4" draw:text-style-name="P2" xml:id="id4" draw:id="id4" draw:layer="layout" svg:width="0.889cm" svg:height="0.889cm" svg:x="6.851cm" svg:y="7.973cm">
          <text:p text:style-name="P1"><text:span text:style-name="T1">F</text:span><text:span text:style-name="T2">4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23cm" svg:height="0.729cm" svg:x="6.332cm" svg:y="8.817cm">
          <draw:text-box>
            <text:p><text:span text:style-name="T3">β</text:span><text:span text:style-name="T4">(</text:span><text:span text:style-name="T5">F</text:span><text:span text:style-name="T6">52</text:span><text:span text:style-name="T7">;</text:span><text:span text:style-name="T4"> 0, 50)</text:span></text:p>
          </draw:text-box>
        </draw:frame>
        <draw:custom-shape draw:style-name="gr4" draw:text-style-name="P2" xml:id="id5" draw:id="id5" draw:layer="layout" svg:width="0.889cm" svg:height="0.889cm" svg:x="4.876cm" svg:y="2.258cm">
          <text:p text:style-name="P1"><text:span text:style-name="T1">F</text:span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32cm" svg:y1="3.147cm" svg:x2="6.02cm" svg:y2="3.958cm" draw:start-shape="id5" draw:start-glue-point="8" draw:end-shape="id1" draw:end-glue-point="4" svg:d="M5320 3147l700 811">
          <text:p/>
        </draw:connector>
        <draw:frame draw:style-name="gr6" draw:text-style-name="P3" draw:layer="layout" svg:width="2.4cm" svg:height="0.729cm" svg:x="4.032cm" svg:y="1.615cm">
          <draw:text-box>
            <text:p><text:span text:style-name="T3">β</text:span><text:span text:style-name="T4">(</text:span><text:span text:style-name="T5">F</text:span><text:span text:style-name="T6">11</text:span><text:span text:style-name="T4">; 50, 50)</text:span></text:p>
          </draw:text-box>
        </draw:frame>
        <draw:custom-shape draw:style-name="gr4" draw:text-style-name="P2" xml:id="id6" draw:id="id6" draw:layer="layout" svg:width="0.889cm" svg:height="0.889cm" svg:x="7.476cm" svg:y="2.249cm">
          <text:p text:style-name="P1"><text:span text:style-name="T1">F</text:span><text:span text:style-name="T2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92cm" svg:y1="3.138cm" svg:x2="9.035cm" svg:y2="3.957cm" draw:start-shape="id6" draw:start-glue-point="8" draw:end-shape="id7" svg:d="M7920 3138l1115 819">
          <text:p/>
        </draw:connector>
        <draw:custom-shape draw:style-name="gr4" draw:text-style-name="P2" xml:id="id8" draw:id="id8" draw:layer="layout" svg:width="0.889cm" svg:height="0.889cm" svg:x="9.776cm" svg:y="2.249cm">
          <text:p text:style-name="P1"><text:span text:style-name="T1">F</text:span><text:span text:style-name="T2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22cm" svg:y1="3.138cm" svg:x2="9.036cm" svg:y2="3.957cm" draw:start-shape="id8" draw:start-glue-point="8" svg:d="M10220 3138l-1184 819">
          <text:p/>
        </draw:connector>
        <draw:custom-shape draw:style-name="gr4" draw:text-style-name="P2" xml:id="id9" draw:id="id9" draw:layer="layout" svg:width="0.889cm" svg:height="0.889cm" svg:x="7.469cm" svg:y="5.658cm">
          <text:p text:style-name="P1"><text:span text:style-name="T1">F</text:span><text:span text:style-name="T2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913cm" svg:y1="5.658cm" svg:x2="9.035cm" svg:y2="4.846cm" draw:start-shape="id9" draw:start-glue-point="4" draw:end-shape="id7" draw:end-glue-point="8" svg:d="M7913 5658l1122-812">
          <text:p/>
        </draw:connector>
        <draw:custom-shape draw:style-name="gr4" draw:text-style-name="P2" xml:id="id10" draw:id="id10" draw:layer="layout" svg:width="0.889cm" svg:height="0.889cm" svg:x="9.776cm" svg:y="5.658cm">
          <text:p text:style-name="P1"><text:span text:style-name="T1">F</text:span><text:span text:style-name="T2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22cm" svg:y1="5.658cm" svg:x2="9.035cm" svg:y2="4.847cm" draw:start-shape="id10" draw:start-glue-point="4" svg:d="M10220 5658l-1185-811">
          <text:p/>
        </draw:connector>
        <draw:connector draw:style-name="gr2" draw:text-style-name="P1" draw:layer="layout" draw:type="line" svg:x1="6.465cm" svg:y1="4.402cm" svg:x2="8.591cm" svg:y2="4.401cm" draw:start-shape="id1" draw:start-glue-point="1" draw:end-shape="id7" draw:end-glue-point="6" svg:d="M6465 4402l2126-1">
          <text:p/>
        </draw:connector>
        <draw:connector draw:style-name="gr2" draw:text-style-name="P1" draw:layer="layout" draw:type="line" svg:x1="11.391cm" svg:y1="4.401cm" svg:x2="9.48cm" svg:y2="4.401cm" draw:start-shape="id11" draw:start-glue-point="6" draw:end-shape="id7" draw:end-glue-point="10" svg:d="M11391 4401h-1911">
          <text:p/>
        </draw:connector>
        <draw:custom-shape draw:style-name="gr4" draw:text-style-name="P2" draw:layer="layout" svg:width="0.889cm" svg:height="0.889cm" svg:x="12.176cm" svg:y="2.249cm">
          <text:p text:style-name="P1"><text:span text:style-name="T1">F</text:span><text:span text:style-name="T2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62cm" svg:y1="3.138cm" svg:x2="11.835cm" svg:y2="3.957cm" draw:end-shape="id11" draw:end-glue-point="4" svg:d="M12620 3138l-785 819">
          <text:p/>
        </draw:connector>
        <draw:frame draw:style-name="gr6" draw:text-style-name="P3" draw:layer="layout" svg:width="2.642cm" svg:height="0.729cm" svg:x="6.832cm" svg:y="1.616cm">
          <draw:text-box>
            <text:p><text:span text:style-name="T3">β</text:span><text:span text:style-name="T4">(</text:span><text:span text:style-name="T5">F</text:span><text:span text:style-name="T6">31</text:span><text:span text:style-name="T4">; 25, 0)</text:span></text:p>
          </draw:text-box>
        </draw:frame>
        <draw:frame draw:style-name="gr6" draw:text-style-name="P3" draw:layer="layout" svg:width="2.963cm" svg:height="0.729cm" svg:x="9.032cm" svg:y="1.617cm">
          <draw:text-box>
            <text:p><text:span text:style-name="T3">β</text:span><text:span text:style-name="T4">(</text:span><text:span text:style-name="T5">F</text:span><text:span text:style-name="T6">32</text:span><text:span text:style-name="T4">; 15, 10)</text:span></text:p>
          </draw:text-box>
        </draw:frame>
        <draw:frame draw:style-name="gr6" draw:text-style-name="P3" draw:layer="layout" svg:width="2.95cm" svg:height="0.729cm" svg:x="6.832cm" svg:y="6.517cm">
          <draw:text-box>
            <text:p><text:span text:style-name="T3">β</text:span><text:span text:style-name="T4">(</text:span><text:span text:style-name="T5">F</text:span><text:span text:style-name="T6">33</text:span><text:span text:style-name="T4">; 10, 15)</text:span></text:p>
          </draw:text-box>
        </draw:frame>
        <draw:frame draw:style-name="gr6" draw:text-style-name="P3" draw:layer="layout" svg:width="2.963cm" svg:height="0.729cm" svg:x="9.333cm" svg:y="6.518cm">
          <draw:text-box>
            <text:p><text:span text:style-name="T3">β</text:span><text:span text:style-name="T4">(</text:span><text:span text:style-name="T5">F</text:span><text:span text:style-name="T6">34</text:span><text:span text:style-name="T4">; 0, 25)</text:span></text:p>
          </draw:text-box>
        </draw:frame>
        <draw:frame draw:style-name="gr6" draw:text-style-name="P3" draw:layer="layout" svg:width="2.603cm" svg:height="0.729cm" svg:x="11.632cm" svg:y="1.616cm">
          <draw:text-box>
            <text:p><text:span text:style-name="T3">β</text:span><text:span text:style-name="T4">(</text:span><text:span text:style-name="T5">F</text:span><text:span text:style-name="T6">21</text:span><text:span text:style-name="T4">; 100, 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11-08T09:02:27.65</meta:creation-date>
    <dc:date>2016-05-25T21:48:01.49</dc:date>
    <dc:creator>Loc Nguyen</dc:creator>
    <meta:editing-duration>PT2H17M36S</meta:editing-duration>
    <meta:editing-cycles>45</meta:editing-cycles>
    <meta:generator>OpenOffice/4.1.2$Win32 OpenOffice.org_project/412m3$Build-9782</meta:generator>
    <meta:document-statistic meta:object-count="31"/>
  </office:meta>
</office:document-meta>
</file>